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4pt" style:font-size-asian="34pt" style:font-size-complex="34pt"/>
    </style:style>
    <style:style style:name="P5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T9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11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1.016cm">
          <draw:text-box>
            <text:p text:style-name="P1"><text:span text:style-name="T1">Special Hymn</text:span></text:p>
            <text:p text:style-name="P1"><text:span text:style-name="T2">“</text:span><text:span text:style-name="T2">O Happy Home, Where Thou Art Lov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6.35cm" svg:x="1.407cm" svg:y="1.061cm">
          <draw:text-box>
            <text:p text:style-name="P1"><text:span text:style-name="T3">1.</text:span><text:span text:style-name="T4"> </text:span><text:span text:style-name="T5">O happy home, where thou art loved the dearest,</text:span></text:p>
            <text:p text:style-name="P1"><text:span text:style-name="T5">Thou loving Friend and Savior of our race,</text:span></text:p>
            <text:p text:style-name="P1"><text:span text:style-name="T5">And where among the guests there never cometh</text:span></text:p>
            <text:p text:style-name="P1"><text:span text:style-name="T5">One who can hold such high and honored pl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5.906cm" svg:x="1.27cm" svg:y="0.952cm">
          <draw:text-box>
            <text:p text:style-name="P1"><text:span text:style-name="T6">2.</text:span><text:span text:style-name="T7"> O happy home, whose little ones are given</text:span></text:p>
            <text:p text:style-name="P1"><text:span text:style-name="T7">To thee, O Lord, in humble faith and pray’r,</text:span></text:p>
            <text:p text:style-name="P1"><text:span text:style-name="T8">To thee, their friend, who from the heights of heaven</text:span></text:p>
            <text:p text:style-name="P1"><text:span text:style-name="T9">Guides them, and guards with more than mother's car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5.329cm" svg:height="14.288cm" svg:x="1.341cm" svg:y="0.901cm">
          <draw:text-box>
            <text:p text:style-name="P1"><text:span text:style-name="T6">3.</text:span><text:span text:style-name="T10"> O happy home, where each one serves Thee, lowly,</text:span></text:p>
            <text:p text:style-name="P1"><text:span text:style-name="T7">Whatever his appointed work may be,</text:span></text:p>
            <text:p text:style-name="P1"><text:span text:style-name="T7">Till ev'ry common task seems great and holy,</text:span></text:p>
            <text:p text:style-name="P1"><text:span text:style-name="T7">When it is done, O Lord, as unto th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5.4cm" svg:height="6.35cm" svg:x="1.27cm" svg:y="1.016cm">
          <draw:text-box>
            <text:p text:style-name="P1"><text:span text:style-name="T6">4. </text:span><text:span text:style-name="T7">O happy home, where Thou art not forgotten</text:span></text:p>
            <text:p text:style-name="P1"><text:span text:style-name="T7">When joy is overflowing, full and free,</text:span></text:p>
            <text:p text:style-name="P1"><text:span text:style-name="T7">O happy home, where ev'ry wounded spirit</text:span></text:p>
            <text:p text:style-name="P1"><text:span text:style-name="T7">Is brought, Physician, Comforter, to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6" draw:layer="layout" svg:width="25.4cm" svg:height="12.231cm" svg:x="1.27cm" svg:y="1.016cm">
          <draw:text-box>
            <text:p text:style-name="P1"><text:span text:style-name="T6">5.</text:span><text:span text:style-name="T7"> And when at last, all earthly toil is ended,</text:span></text:p>
            <text:p text:style-name="P1"><text:span text:style-name="T7">All meet thee in the blessed home above,</text:span></text:p>
            <text:p text:style-name="P1"><text:span text:style-name="T8">From whence thou camest, where thou hast ascended,</text:span></text:p>
            <text:p text:style-name="P1"><text:span text:style-name="T7">Thine everlasting home of peace and love.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7"><text:span text:style-name="T11">Text: Carl J.P. Spitta</text:span></text:p>
            <text:p text:style-name="P7"><text:span text:style-name="T11">Tune: Unknown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4:46:40.342000000</meta:creation-date>
    <dc:date>2018-05-10T21:07:41.125000000</dc:date>
    <meta:editing-duration>PT1H26M33S</meta:editing-duration>
    <meta:editing-cycles>9</meta:editing-cycles>
    <meta:generator>LibreOffice/6.0.1.1$Windows_X86_64 LibreOffice_project/60bfb1526849283ce2491346ed2aa51c465abfe6</meta:generator>
    <meta:document-statistic meta:object-count="39"/>
  </office:meta>
</office:document-meta>
</file>